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641a" officeooo:paragraph-rsid="0010641a"/>
    </style:style>
    <style:style style:name="P2" style:family="paragraph" style:parent-style-name="Standard" style:list-style-name="L1">
      <style:text-properties officeooo:rsid="0010641a" officeooo:paragraph-rsid="0010641a"/>
    </style:style>
    <style:style style:name="P3" style:family="paragraph" style:parent-style-name="Standard" style:list-style-name="L1">
      <style:text-properties officeooo:rsid="0010641a" officeooo:paragraph-rsid="0014b8d9"/>
    </style:style>
    <style:style style:name="P4" style:family="paragraph" style:parent-style-name="Standard" style:list-style-name="L1">
      <style:text-properties officeooo:rsid="0010641a" officeooo:paragraph-rsid="00161c15"/>
    </style:style>
    <style:style style:name="P5" style:family="paragraph" style:parent-style-name="Standard" style:list-style-name="L10">
      <style:text-properties officeooo:rsid="0010641a" officeooo:paragraph-rsid="0012dce7"/>
    </style:style>
    <style:style style:name="P6" style:family="paragraph" style:parent-style-name="Standard" style:list-style-name="L1">
      <style:text-properties officeooo:paragraph-rsid="0010641a"/>
    </style:style>
    <style:style style:name="P7" style:family="paragraph" style:parent-style-name="Standard" style:list-style-name="L10">
      <style:text-properties officeooo:paragraph-rsid="0012dce7"/>
    </style:style>
    <style:style style:name="P8" style:family="paragraph" style:parent-style-name="Standard" style:list-style-name="L1">
      <style:text-properties fo:font-style="italic" officeooo:paragraph-rsid="0010641a" style:font-style-asian="italic" style:font-style-complex="italic"/>
    </style:style>
    <style:style style:name="P9" style:family="paragraph" style:parent-style-name="Standard" style:list-style-name="L1">
      <style:text-properties fo:font-style="normal" officeooo:rsid="0014ace3" officeooo:paragraph-rsid="0014ace3" style:font-style-asian="normal" style:font-style-complex="normal"/>
    </style:style>
    <style:style style:name="P10" style:family="paragraph" style:parent-style-name="Standard" style:list-style-name="L1">
      <style:text-properties officeooo:rsid="0014b8d9" officeooo:paragraph-rsid="0014b8d9"/>
    </style:style>
    <style:style style:name="P11" style:family="paragraph" style:parent-style-name="Standard" style:list-style-name="L1">
      <style:text-properties officeooo:rsid="001bb5aa" officeooo:paragraph-rsid="001bb5aa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officeooo:rsid="0010641a" officeooo:paragraph-rsid="0018c395" fo:background-color="transparent"/>
    </style:style>
    <style:style style:name="P13" style:family="paragraph" style:list-style-name="L1"/>
    <style:style style:name="P14" style:family="paragraph">
      <loext:graphic-properties draw:fill="solid" draw:fill-color="#2b2b2b" draw:opacity="100%"/>
      <style:paragraph-properties fo:background-color="#2b2b2b"/>
      <style:text-properties officeooo:rsid="0010641a" fo:background-color="transparent"/>
    </style:style>
    <style:style style:name="P15" style:family="paragraph">
      <loext:graphic-properties draw:fill="solid" draw:fill-color="#2b2b2b" draw:opacity="100%"/>
      <style:paragraph-properties fo:background-color="#2b2b2b"/>
      <style:text-properties officeooo:rsid="0010641a" officeooo:paragraph-rsid="0018c395" fo:background-color="transparent"/>
    </style:style>
    <style:style style:name="T1" style:family="text">
      <style:text-properties officeooo:rsid="0010641a"/>
    </style:style>
    <style:style style:name="T2" style:family="text">
      <style:text-properties officeooo:rsid="0012dce7"/>
    </style:style>
    <style:style style:name="T3" style:family="text">
      <style:text-properties fo:font-weight="bold" officeooo:rsid="0012dce7" style:font-weight-asian="bold" style:font-weight-complex="bold"/>
    </style:style>
    <style:style style:name="T4" style:family="text">
      <style:text-properties fo:font-weight="normal" officeooo:rsid="0012dce7" style:font-weight-asian="normal" style:font-weight-complex="normal"/>
    </style:style>
    <style:style style:name="T5" style:family="text">
      <style:text-properties officeooo:rsid="0013aa1e"/>
    </style:style>
    <style:style style:name="T6" style:family="text">
      <style:text-properties officeooo:rsid="0014ace3"/>
    </style:style>
    <style:style style:name="T7" style:family="text">
      <style:text-properties fo:font-style="normal" officeooo:rsid="0014ace3" style:font-style-asian="normal" style:font-style-complex="normal"/>
    </style:style>
    <style:style style:name="T8" style:family="text">
      <style:text-properties officeooo:rsid="0014b8d9"/>
    </style:style>
    <style:style style:name="T9" style:family="text">
      <style:text-properties officeooo:rsid="00161c15"/>
    </style:style>
    <style:style style:name="T10" style:family="text">
      <style:text-properties officeooo:rsid="0018c3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18cm" fo:text-indent="-0.635cm" fo:margin-left="0.71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3cm" fo:text-indent="-0.635cm" fo:margin-left="1.35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8cm" fo:text-indent="-0.635cm" fo:margin-left="1.98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3cm" fo:text-indent="-0.635cm" fo:margin-left="2.62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0.07.16</text:p>
      <text:p text:style-name="P1">柳沿河</text:p>
      <text:p text:style-name="P1"/>
      <text:list xml:id="list466147307" text:style-name="L1">
        <text:list-item>
          <text:p text:style-name="P2">Notification</text:p>
          <text:list>
            <text:list-item>
              <text:p text:style-name="P2">作用：在状态栏和下拉状态栏上显示一些提示信息</text:p>
            </text:list-item>
            <text:list-item>
              <text:p text:style-name="P2">用法</text:p>
              <text:list>
                <text:list-item>
                  <text:p text:style-name="P3">创建：</text:p>
                  <text:p text:style-name="P3">NotificationManager manager <text:span text:style-name="T8">= (NotificationManager)getSystemService(Context.NOTIFICATION_SERVICE);</text:span></text:p>
                  <text:p>if (Build.VERSION.SDK_INT &gt;= Build.VERSION_CODES.O) {</text:p>
                </text:list-item>
              </text:list>
            </text:list-item>
          </text:list>
        </text:list-item>
      </text:list>
      <text:p><text:s text:c="4"/><text:tab/><text:tab/><text:tab/>NotificationChannel mChannel = new NotificationChannel(id, name, <text:tab/><text:tab/><text:tab/><text:tab/><text:tab/><text:tab/><text:tab/><text:tab/><text:tab/>NotificationManager.IMPORTANCE_LOW);</text:p>
      <text:p><text:s text:c="4"/><text:tab/><text:tab/><text:tab/><text:tab/>notificationManager.createNotificationChannel(mChannel);</text:p>
      <text:p><text:s text:c="4"/><text:tab/><text:tab/><text:tab/><text:tab/>notification = new Notification.Builder(this)</text:p>
      <text:p><text:s text:c="12"/><text:tab/><text:tab/><text:tab/>.setChannelId(id)</text:p>
      <text:p><text:s text:c="12"/><text:tab/><text:tab/><text:tab/>.setContentTitle("5 new messages")</text:p>
      <text:p><text:s text:c="12"/><text:tab/><text:tab/><text:tab/>.setContentText("hahaha")</text:p>
      <text:p text:style-name="P12"><text:s text:c="12"/><text:tab/><text:tab/><text:tab/>.setSmallIcon(R.mipmap.ic_launcher).</text:p>
      <text:p text:style-name="P12"><text:tab/><text:tab/><text:tab/><text:tab/><text:tab/><text:tab/>.<text:span text:style-name="T10">setLargeIcon()</text:span></text:p>
      <text:p text:style-name="P12"><text:tab/><text:tab/><text:tab/><text:tab/><text:tab/><text:tab/>.build();</text:p>
      <text:p><text:tab/><text:tab/> <text:s text:c="3"/>}</text:p>
      <text:list xml:id="list17565631661128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0">setContentTitle：设置标题</text:p>
                    </text:list-item>
                    <text:list-item>
                      <text:p text:style-name="P10">setContentText：设置内容</text:p>
                    </text:list-item>
                    <text:list-item>
                      <text:p text:style-name="P10">setWhen：设置被创建的时间</text:p>
                    </text:list-item>
                    <text:list-item>
                      <text:p text:style-name="P10">setSmallIcon：设置显示在状态栏上的小图标</text:p>
                    </text:list-item>
                    <text:list-item>
                      <text:p text:style-name="P10">setLargeIcon：设置显示在下拉状态栏详细信息旁边的大图标</text:p>
                    </text:list-item>
                  </text:list>
                </text:list-item>
                <text:list-item>
                  <text:p text:style-name="P4">显示通知：manager.<text:span text:style-name="T9">notify(id：确保每个通知的id都不一样，notification对象)</text:span></text:p>
                </text:list-item>
              </text:list>
            </text:list-item>
            <text:list-item>
              <text:p text:style-name="P11">PendingIndent：相当于延迟执行的indent</text:p>
              <text:list>
                <text:list-item>
                  <text:p text:style-name="P11">获取实例：getActivity、getBroadcast、getService</text:p>
                  <text:list>
                    <text:list-item>
                      <text:p text:style-name="P11">第一个参数：context</text:p>
                    </text:list-item>
                    <text:list-item>
                      <text:p text:style-name="P11">第二个参数：传0即可</text:p>
                    </text:list-item>
                    <text:list-item>
                      <text:p text:style-name="P11">第三个参数：Intent对象，构建出PendingIndent的意图</text:p>
                    </text:list-item>
                    <text:list-item>
                      <text:p text:style-name="P11">第四个参数：确定PendingIndent的行为</text:p>
                      <text:list>
                        <text:list-item>
                          <text:p text:style-name="P11">FLAG_ONE_SHOT</text:p>
                        </text:list-item>
                        <text:list-item>
                          <text:p text:style-name="P11">FLAG_NO_CREATE</text:p>
                        </text:list-item>
                        <text:list-item>
                          <text:p text:style-name="P11">FLAG_CANCLE_CURRENT</text:p>
                        </text:list-item>
                        <text:list-item>
                          <text:p text:style-name="P11">FLAG_UPDATE_CURREN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Linux</text:p>
          <text:list>
            <text:list-item>
              <text:p text:style-name="P2">Linux发行版：将Linux内核与应用软件的一个打包</text:p>
            </text:list-item>
            <text:list-item>
              <text:p text:style-name="P2">系统启动过程</text:p>
            </text:list-item>
          </text:list>
        </text:list-item>
      </text:list>
      <text:list xml:id="list2422044979" text:style-name="L10">
        <text:list-item>
          <text:list>
            <text:list-item>
              <text:list>
                <text:list-item>
                  <text:p text:style-name="P5">内核引导：开机后BIOS自检，OS读入/boot目录下的内核文件</text:p>
                </text:list-item>
                <text:list-item>
                  <text:p text:style-name="P5">运行init：init进程系统所有进程起点，运行开机启动的程序；读取配置文件/etc/inittab；启动时根据运行级别确定要运行哪些程序</text:p>
                  <text:list>
                    <text:list-item>
                      <text:p text:style-name="P7"><text:span text:style-name="T1">0级：系统停机状态，</text:span>系统默认运行级别不能设为0，否则不能正常启动</text:p>
                    </text:list-item>
                    <text:list-item>
                      <text:p text:style-name="P7"><text:span text:style-name="T1">1级：</text:span>单用户工作状态，root权限，用于系统维护，禁止远程登陆</text:p>
                    </text:list-item>
                    <text:list-item>
                      <text:p text:style-name="P7"><text:span text:style-name="T1">2级：</text:span>多用户状态(没有NFS)</text:p>
                    </text:list-item>
                    <text:list-item>
                      <text:p text:style-name="P7"><text:span text:style-name="T1">3级：</text:span>完全的多用户状态(有NFS)，登陆后进入控制台命令行模式</text:p>
                    </text:list-item>
                    <text:list-item>
                      <text:p text:style-name="P7"><text:span text:style-name="T1">4级：</text:span>系统未使用，保留</text:p>
                    </text:list-item>
                    <text:list-item>
                      <text:p text:style-name="P7"><text:span text:style-name="T1">5级：</text:span>X11控制台，登陆后进入图形GUI模式</text:p>
                    </text:list-item>
                    <text:list-item>
                      <text:p text:style-name="P5">6级：系统正常关闭并重启，默认运行级别不能设为6，否则不能正常启动</text:p>
                    </text:list-item>
                  </text:list>
                </text:list-item>
                <text:list-item>
                  <text:p text:style-name="P7">系统初始化</text:p>
                </text:list-item>
                <text:list-item>
                  <text:p text:style-name="P7"><text:soft-page-break/>建立终端</text:p>
                </text:list-item>
                <text:list-item>
                  <text:p text:style-name="P5">用户登录：三种方式：图形界面，命令行，SSH</text:p>
                </text:list-item>
              </text:list>
            </text:list-item>
          </text:list>
        </text:list-item>
      </text:list>
      <text:list xml:id="list175655163581454" text:continue-list="list175656316611281" text:style-name="L1">
        <text:list-item>
          <text:list>
            <text:list-item>
              <text:p text:style-name="P6">关机：sync<text:span text:style-name="T2">&gt;</text:span>shutdown</text:p>
            </text:list-item>
            <text:list-item>
              <text:p text:style-name="P6">目录结构</text:p>
              <text:list>
                <text:list-item>
                  <text:p text:style-name="P6">/<text:span text:style-name="T2">bin：存放可以在任何地方直接使用的命令</text:span></text:p>
                </text:list-item>
                <text:list-item>
                  <text:p text:style-name="P6">/<text:span text:style-name="T2">boot：存放Linux使用的一些核心文件</text:span></text:p>
                </text:list-item>
                <text:list-item>
                  <text:p text:style-name="P6">/<text:span text:style-name="T2">dev：存放外部设备；</text:span><text:span text:style-name="T3">访问设备的方式=访问文件</text:span></text:p>
                </text:list-item>
                <text:list-item>
                  <text:p text:style-name="P6"><text:span text:style-name="T4">/etc：存放</text:span>所有的系统管理所需要的配置文件和子目录。</text:p>
                </text:list-item>
                <text:list-item>
                  <text:p text:style-name="P6">/<text:span text:style-name="T2">home：用户的主目录</text:span></text:p>
                </text:list-item>
                <text:list-item>
                  <text:p text:style-name="P6">/<text:span text:style-name="T2">lib：存放最基本的动态链接共享库，类似ddl文件</text:span></text:p>
                </text:list-item>
                <text:list-item>
                  <text:p text:style-name="P6">/<text:span text:style-name="T2">lost+found：存放非法关机后的文件，一般为空</text:span></text:p>
                </text:list-item>
                <text:list-item>
                  <text:p text:style-name="P6">/<text:span text:style-name="T5">media：系统自动识别的设备如U盘和光驱等，识别后挂载在此目录</text:span></text:p>
                </text:list-item>
                <text:list-item>
                  <text:p text:style-name="P6">/<text:span text:style-name="T5">mnt：挂载其他文件系统</text:span></text:p>
                </text:list-item>
                <text:list-item>
                  <text:p text:style-name="P6">/<text:span text:style-name="T5">opt：额外安装软件目录</text:span></text:p>
                </text:list-item>
                <text:list-item>
                  <text:p text:style-name="P6">/<text:span text:style-name="T5">proc：虚拟目录，系统内存的映射，内容不在硬盘而在内存里</text:span></text:p>
                </text:list-item>
                <text:list-item>
                  <text:p text:style-name="P6">/<text:span text:style-name="T5">root：系统管理员用户主目录</text:span></text:p>
                </text:list-item>
                <text:list-item>
                  <text:p text:style-name="P6">/<text:span text:style-name="T5">sbin：存放root用户所使用的系统管理程序</text:span></text:p>
                </text:list-item>
                <text:list-item>
                  <text:p text:style-name="P6">/<text:span text:style-name="T5">srv：存放一些服务启动之后需要提取的数据</text:span></text:p>
                </text:list-item>
                <text:list-item>
                  <text:p text:style-name="P6">/<text:span text:style-name="T5">sys：sysfs文件系统安装路径</text:span></text:p>
                </text:list-item>
                <text:list-item>
                  <text:p text:style-name="P6">/<text:span text:style-name="T6">tmp：存放临时文件</text:span></text:p>
                </text:list-item>
                <text:list-item>
                  <text:p text:style-name="P6">/<text:span text:style-name="T6">usr：存放用户的应用程序和文件</text:span></text:p>
                </text:list-item>
                <text:list-item>
                  <text:p text:style-name="P8"><text:span text:style-name="T6">/usr/</text:span><text:span text:style-name="T7">bin：存放系统用户使用的程序</text:span></text:p>
                </text:list-item>
                <text:list-item>
                  <text:p text:style-name="P9">/usr/src：内核源代码默认的放置目录</text:p>
                </text:list-item>
                <text:list-item>
                  <text:p text:style-name="P9">/var：存放经常有变动、被修改的目录，包括各种日志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Noto Sans CJK SC" style:font-family-complex="'Noto Sans CJK SC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5:02:06.354882093</meta:creation-date>
    <meta:generator>LibreOffice/6.0.7.3$Linux_X86_64 LibreOffice_project/00m0$Build-3</meta:generator>
    <dc:date>2020-07-16T17:31:21.615700581</dc:date>
    <meta:editing-duration>PT1H6M28S</meta:editing-duration>
    <meta:editing-cycles>4</meta:editing-cycles>
    <meta:document-statistic meta:table-count="0" meta:image-count="0" meta:object-count="0" meta:page-count="2" meta:paragraph-count="71" meta:word-count="904" meta:character-count="1891" meta:non-whitespace-character-count="1763"/>
  </office:meta>
</office:document-meta>
</file>